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0.101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="Arrowheads_20_1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stroke-linejoin="round" draw:fill-color="#ffff6d" draw:textarea-horizontal-align="justify" draw:textarea-vertical-align="middle" draw:auto-grow-height="false" fo:min-height="0.351cm" fo:min-width="1.371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stroke-linejoin="round" draw:fill-color="#e8f2a1" draw:textarea-horizontal-align="justify" draw:textarea-vertical-align="middle" draw:auto-grow-height="false" fo:min-height="0.351cm" fo:min-width="1.371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2.256cm" fo:min-width="0.101cm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draw:stroke="dash" draw:stroke-dash="Long_20_Dash" svg:stroke-color="#000000" draw:marker-end="Arrowheads_20_2" draw:marker-end-width="0.3cm" svg:stroke-linecap="butt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3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02cm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1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d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0.635cm" svg:height="2.54cm" svg:x="17.51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87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24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5.60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9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33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06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2.43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79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16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0.52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9.89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9.41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78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145cm" svg:y="8.62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16.24cm" svg:y1="3.54cm" svg:x2="26.4cm" svg:y2="3.54cm">
          <text:p/>
        </draw:line>
        <draw:line draw:style-name="gr3" draw:text-style-name="P2" draw:layer="layout" svg:x1="3.54cm" svg:y1="3.54cm" svg:x2="13.7cm" svg:y2="3.54cm">
          <text:p/>
        </draw:line>
        <draw:custom-shape draw:style-name="gr4" draw:text-style-name="P1" draw:layer="layout" svg:width="1.905cm" svg:height="0.635cm" svg:x="8.62cm" svg:y="3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0.635cm" svg:x="23.225cm" svg:y="3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905cm" svg:height="0.635cm" svg:x="19.097cm" svg:y="3.2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05cm" svg:height="0.635cm" svg:x="17.192cm" svg:y="3.2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4cm" svg:y1="17.51cm" svg:x2="26.4cm" svg:y2="17.51cm">
          <text:p/>
        </draw:line>
        <draw:custom-shape draw:style-name="gr6" draw:text-style-name="P4" draw:layer="layout" svg:width="1.905cm" svg:height="0.635cm" svg:x="22.59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0.635cm" svg:x="13.7cm" svg:y="17.1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0.635cm" svg:x="9.89cm" svg:y="17.1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05cm" svg:height="0.635cm" svg:x="4.81cm" svg:y="17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9.415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7.51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3.7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2.43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0.525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0.635cm" svg:x="4.175cm" svg:y="3.222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127cm" svg:y1="3.857cm" svg:x2="10.842cm" svg:y2="8.62cm">
          <text:p/>
        </draw:line>
        <draw:line draw:style-name="gr8" draw:text-style-name="P2" draw:layer="layout" svg:x1="9.572cm" svg:y1="3.857cm" svg:x2="12.747cm" svg:y2="8.62cm">
          <text:p/>
        </draw:line>
        <draw:line draw:style-name="gr8" draw:text-style-name="P2" draw:layer="layout" svg:x1="18.145cm" svg:y1="3.857cm" svg:x2="17.827cm" svg:y2="8.62cm">
          <text:p/>
        </draw:line>
        <draw:line draw:style-name="gr8" draw:text-style-name="P2" draw:layer="layout" svg:x1="20.05cm" svg:y1="3.857cm" svg:x2="14.017cm" svg:y2="8.62cm">
          <text:p/>
        </draw:line>
        <draw:line draw:style-name="gr8" draw:text-style-name="P2" draw:layer="layout" svg:x1="24.177cm" svg:y1="3.857cm" svg:x2="19.732cm" svg:y2="8.62cm">
          <text:p/>
        </draw:line>
        <draw:line draw:style-name="gr8" draw:text-style-name="P2" draw:layer="layout" svg:x1="10.842cm" svg:y1="11.16cm" svg:x2="14.652cm" svg:y2="17.192cm">
          <text:p/>
        </draw:line>
        <draw:line draw:style-name="gr8" draw:text-style-name="P2" draw:layer="layout" svg:x1="12.747cm" svg:y1="11.16cm" svg:x2="10.842cm" svg:y2="17.192cm">
          <text:p/>
        </draw:line>
        <draw:line draw:style-name="gr8" draw:text-style-name="P2" draw:layer="layout" svg:x1="14.017cm" svg:y1="11.16cm" svg:x2="23.542cm" svg:y2="17.192cm">
          <text:p/>
        </draw:line>
        <draw:line draw:style-name="gr8" draw:text-style-name="P2" draw:layer="layout" svg:x1="17.827cm" svg:y1="11.16cm" svg:x2="5.762cm" svg:y2="17.192cm">
          <text:p/>
        </draw:line>
        <draw:line draw:style-name="gr8" draw:text-style-name="P2" draw:layer="layout" svg:x1="19.732cm" svg:y1="11.16cm" svg:x2="14.652cm" svg:y2="17.192cm">
          <text:p/>
        </draw:line>
        <draw:frame draw:style-name="gr9" draw:text-style-name="P6" draw:layer="layout" svg:width="3.638cm" svg:height="0.962cm" svg:x="3.54cm" svg:y="1.952cm">
          <draw:text-box>
            <text:p>Process 7</text:p>
          </draw:text-box>
        </draw:frame>
        <draw:frame draw:style-name="gr10" draw:text-style-name="P6" draw:layer="layout" svg:width="3.956cm" svg:height="1.673cm" svg:x="16.094cm" svg:y="1.952cm">
          <draw:text-box>
            <text:p>Process 42</text:p>
          </draw:text-box>
        </draw:frame>
        <draw:frame draw:style-name="gr11" draw:text-style-name="P7" draw:layer="layout" svg:width="4.113cm" svg:height="0.725cm" svg:x="12.747cm" svg:y="5.037cm">
          <draw:text-box>
            <text:p><text:span text:style-name="T1">virtually contiguous</text:span></text:p>
          </draw:text-box>
        </draw:frame>
        <draw:line draw:style-name="gr12" draw:text-style-name="P2" draw:layer="layout" svg:x1="16.557cm" svg:y1="4.81cm" svg:x2="17.51cm" svg:y2="4.175cm">
          <text:p/>
        </draw:line>
        <draw:frame draw:style-name="gr13" draw:text-style-name="P7" draw:layer="layout" svg:width="1.802cm" svg:height="0.725cm" svg:x="16.66cm" svg:y="15.515cm">
          <draw:text-box>
            <text:p><text:span text:style-name="T1">shared</text:span></text:p>
          </draw:text-box>
        </draw:frame>
        <draw:line draw:style-name="gr14" draw:text-style-name="P2" draw:layer="layout" svg:x1="16.557cm" svg:y1="16.24cm" svg:x2="15.605cm" svg:y2="16.875cm">
          <text:p/>
        </draw:line>
        <draw:frame draw:style-name="gr15" draw:text-style-name="P6" draw:layer="layout" svg:width="3.36cm" svg:height="0.962cm" svg:x="20.5cm" svg:y="10.833cm">
          <draw:text-box>
            <text:p>MMU/TLB</text:p>
          </draw:text-box>
        </draw:frame>
        <draw:frame draw:style-name="gr16" draw:text-style-name="P6" draw:layer="layout" svg:width="3.744cm" svg:height="3.261cm" svg:x="25.765cm" svg:y="3.857cm">
          <draw:text-box>
            <text:p>Virtual</text:p>
            <text:p>Memory</text:p>
          </draw:text-box>
        </draw:frame>
        <draw:frame draw:style-name="gr17" draw:text-style-name="P6" draw:layer="layout" svg:width="2.86cm" svg:height="1.673cm" svg:x="26.082cm" svg:y="15.287cm">
          <draw:text-box>
            <text:p>Physical</text:p>
            <text:p>Memor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3:03:13.055191504</meta:creation-date>
    <dc:date>2024-10-28T16:16:28.717776259</dc:date>
    <meta:editing-duration>PT3H22M34S</meta:editing-duration>
    <meta:editing-cycles>16</meta:editing-cycles>
    <meta:generator>LibreOffice/7.6.7.2$Linux_X86_64 LibreOffice_project/60$Build-2</meta:generator>
    <meta:document-statistic meta:object-count="53"/>
  </office:meta>
</office:document-meta>
</file>